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2" style:family="paragraph" style:parent-style-name="Standard">
      <style:text-properties fo:font-size="13pt" fo:font-weight="normal" officeooo:rsid="0018bea1" officeooo:paragraph-rsid="0018bea1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normal" officeooo:rsid="001a955f" officeooo:paragraph-rsid="0018bea1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normal" officeooo:rsid="001bf9e7" officeooo:paragraph-rsid="001bf9e7" style:font-size-asian="13pt" style:font-weight-asian="normal" style:font-size-complex="13pt" style:font-weight-complex="normal"/>
    </style:style>
    <style:style style:name="P5" style:family="paragraph" style:parent-style-name="Standard">
      <style:text-properties fo:font-size="13pt" fo:font-weight="normal" officeooo:rsid="001fa2e1" officeooo:paragraph-rsid="001fa2e1" style:font-size-asian="13pt" style:font-weight-asian="normal" style:font-size-complex="13pt" style:font-weight-complex="normal"/>
    </style:style>
    <style:style style:name="P6" style:family="paragraph" style:parent-style-name="Standard">
      <style:text-properties fo:font-size="13pt" fo:font-weight="normal" officeooo:rsid="000aa89d" officeooo:paragraph-rsid="00209110" style:font-size-asian="13pt" style:font-weight-asian="normal" style:font-size-complex="13pt" style:font-weight-complex="normal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3pt" fo:font-weight="bold" officeooo:rsid="001bf9e7" officeooo:paragraph-rsid="001bf9e7" style:font-size-asian="13pt" style:font-weight-asian="bold" style:font-size-complex="13pt" style:font-weight-complex="bold"/>
    </style:style>
    <style:style style:name="P11" style:family="paragraph" style:parent-style-name="Standard">
      <style:text-properties officeooo:rsid="000aa89d" officeooo:paragraph-rsid="00209110"/>
    </style:style>
    <style:style style:name="P1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size="13pt" fo:font-weight="normal" officeooo:rsid="001a955f" officeooo:paragraph-rsid="0018bea1" style:font-size-asian="13pt" style:font-weight-asian="normal" style:font-size-complex="13pt" style:font-weight-complex="normal"/>
    </style:style>
    <style:style style:name="P1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f452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1f452" style:font-weight-asian="normal" style:font-weight-complex="normal"/>
    </style:style>
    <style:style style:name="T5" style:family="text">
      <style:text-properties officeooo:rsid="001fa2e1"/>
    </style:style>
    <style:style style:name="T6" style:family="text">
      <style:text-properties officeooo:rsid="0021f452"/>
    </style:style>
    <style:style style:name="T7" style:family="text">
      <style:text-properties style:text-position="super 58%" officeooo:rsid="0021f452"/>
    </style:style>
    <style:style style:name="T8" style:family="text">
      <style:text-properties style:text-position="0% 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VERISMO ITALIANO</text:p>
      <text:p text:style-name="P7"/>
      <text:p text:style-name="P7"/>
      <text:p text:style-name="P7"/>
      <text:p text:style-name="P7">Dal Naturalismo ne è stato derivato il <text:span text:style-name="T1">verismo italiano</text:span><text:span text:style-name="T3"> (Giovanni Verga e </text:span><text:span text:style-name="T4">Luigi </text:span><text:span text:style-name="T3">Capuana – 1880)</text:span></text:p>
      <text:p text:style-name="P1">I veristi sono più interessanti alla forma del linguaggio, piuttosto che al tema scientifico:</text:p>
      <text:p text:style-name="P8">"La forma deve essere inerente al soggetto".</text:p>
      <text:p text:style-name="P1"><text:span text:style-name="T1">L'impersonalità</text:span> rimane il principio di poetica di riferimento, che<text:span text:style-name="T1"> determina tutte le tecniche narattive del verismo: straniamento, regressione, etc.</text:span></text:p>
      <text:p text:style-name="P1"/>
      <text:p text:style-name="P11">Fino all'Unità d'Italia, l'<text:span text:style-name="T1">economia</text:span> al Sud era ancora <text:span text:style-name="T1">di tipo feudatario</text:span>.</text:p>
      <text:p text:style-name="P6">Contemporaneamente c'è l'ascesa della borghesia e c'è il fenomeno dell'<text:span text:style-name="T1">arrampicamento sociale.</text:span></text:p>
      <text:p text:style-name="P1"/>
      <text:p text:style-name="P7"><text:span text:style-name="T1">Giovanni Verga</text:span><text:span text:style-name="T3"> è nato a Catania nel 1840, figlio di una famiglia nobile.</text:span></text:p>
      <text:p text:style-name="P1">Essendo nato nel 40, quando c'è stata la spedizione dei 1000 in Sicilia <text:span text:style-name="T6">egli ebbe circa 20 anni e </text:span>fu entusiasmato dagli ideali risorgimentali e si mostrò favorevole all'unità d'Italia.</text:p>
      <text:p text:style-name="P1">Verga ha potuto dedicarsi completamente alla letteratura perchè ha vissuto di rendita.</text:p>
      <text:p text:style-name="P1">I primi romanzi che scrisse avevano un tema patriottico.</text:p>
      <text:p text:style-name="P1">Nel 1869 va a Firenze (che era la capitale d'Italia) e frequenta la società mondana e scrive storie d'amore che ebbero un discreto successo.</text:p>
      <text:p text:style-name="P1">Nel 1872 si trasferisce a Milano con Capuana dove matura l'idea di sperimentazione. </text:p>
      <text:p text:style-name="P1">La sua prima opera verista fu Rosso Malpelo (1878).</text:p>
      <text:p text:style-name="P1">La raccolta vita dei campi, di cui fa parte anche rosso malpelo, uscì nel 1880.</text:p>
      <text:p text:style-name="P1"/>
      <text:p text:style-name="P1"><text:span text:style-name="T1">Verga non introduce i personaggi in modo diretto</text:span> come avveniva prima, fa capire al lettore come sono i personaggi.</text:p>
      <text:p text:style-name="P1"><text:span text:style-name="T1">Il punto di vista è quello dei personaggi</text:span>, del popolo.</text:p>
      <text:p text:style-name="P1">Però Verga ha deciso di non scrivere in dialetto siciliano perchè <text:span text:style-name="T1">i lettori destinatari non erano parti del ceto basso, </text:span>ma <text:span text:style-name="T6">bensì erano</text:span><text:span text:style-name="T2"> </text:span><text:span text:style-name="T1">borghesi </text:span>e <text:span text:style-name="T6">coloro che frequentavano</text:span><text:span text:style-name="T1"> l'ambiente culturale.</text:span></text:p>
      <text:p text:style-name="P1"><text:span text:style-name="T1"/></text:p>
      <text:p text:style-name="P1">Per Verga <text:span text:style-name="T6">il Verismo </text:span>era l'attuazione di un progetto letterario.</text:p>
      <text:p text:style-name="P1"/>
      <text:p text:style-name="P1">Verga scrive due dichiarazioni di poetica: <text:span text:style-name="T1">Fantasticheria è un introduzione al romanzo di Malavoglia</text:span>, all'interno dei quali vi ritroviamo tutti i principi di poetica.</text:p>
      <text:p text:style-name="P1"/>
      <text:p text:style-name="P1"/>
      <text:p text:style-name="P2">Per Verga il progresso <text:span text:style-name="T1">visto da lontano è positivo, </text:span>ma <text:span text:style-name="T1">visto da vicino è negativo.</text:span></text:p>
      <text:p text:style-name="P2">Chi vede da lontano non ha il diritto di giudicare coloro che vivono il progresso da vicino: i personaggi rappresentati nelle sue opere. Ovvero coloro che sono "vinti" dal progresso.</text:p>
      <text:p text:style-name="P12"/>
      <text:p text:style-name="P3"/>
      <text:p text:style-name="P3"/>
      <text:p text:style-name="P4"><text:span text:style-name="T1">La seconda fase</text:span> del Verismo di Verga viene rappresentata da testi come <text:span text:style-name="T1">Novelle rusticane.</text:span></text:p>
      <text:p text:style-name="P10"/>
      <text:p text:style-name="P4">Rimane il tema della lotta <text:span text:style-name="T5">per la sopravvivenza.</text:span></text:p>
      <text:p text:style-name="P4"><text:soft-page-break/>Sparisce la "Religione della famiglia".</text:p>
      <text:p text:style-name="P4">C'è il tema della "Roba", <text:span text:style-name="T5">che indica il prossesso dei beni e dell'avidità</text:span>.</text:p>
      <text:p text:style-name="P5">Tutti i personaggi sono condizionati da questo tema.</text:p>
      <text:p text:style-name="P5"/>
      <text:p text:style-name="P5">Il comportamento è determinato dall'egoismo individuale (Materialismo di Verga).</text:p>
      <text:p text:style-name="P5">Non c'è più il Simbolismo.</text:p>
      <text:p text:style-name="P5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3M50S</meta:editing-duration>
    <meta:editing-cycles>15</meta:editing-cycles>
    <meta:generator>LibreOffice/5.2.1.2$Windows_x86 LibreOffice_project/31dd62db80d4e60af04904455ec9c9219178d620</meta:generator>
    <dc:date>2017-10-18T18:50:42.517000000</dc:date>
    <meta:document-statistic meta:table-count="0" meta:image-count="0" meta:object-count="0" meta:page-count="2" meta:paragraph-count="29" meta:word-count="404" meta:character-count="2578" meta:non-whitespace-character-count="2201"/>
    <meta:user-defined meta:name="Info 1"/>
    <meta:user-defined meta:name="Info 2"/>
    <meta:user-defined meta:name="Info 3"/>
    <meta:user-defined meta:name="Info 4"/>
  </office:meta>
</office:document-meta>
</file>